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</style:style>
    <style:style style:name="ce5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[.I8]-[.J8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[.I10]-[.J1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2.5" calcext:value-type="float">
            <text:p>2,5</text:p>
          </table:table-cell>
          <table:table-cell table:style-name="ce1" table:formula="of:=[.I11]-[.J11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5"/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7:08:46.2633312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06T18:09:08.664173587</dc:date>
    <meta:editing-duration>PT25M6S</meta:editing-duration>
    <meta:editing-cycles>4</meta:editing-cycles>
    <meta:document-statistic meta:table-count="1" meta:cell-count="69" meta:object-count="0"/>
  </office:meta>
</office:document-meta>
</file>